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color="#666666" loext:opacity="100%" fo:font-size="10pt" officeooo:rsid="0017afa2" officeooo:paragraph-rsid="0017afa2" fo:background-color="transparent" style:font-size-asian="10pt" style:font-size-complex="10pt"/>
    </style:style>
    <style:style style:name="P2" style:family="paragraph" style:parent-style-name="Standard">
      <style:paragraph-properties fo:line-height="150%"/>
      <style:text-properties officeooo:rsid="0013b6ad" officeooo:paragraph-rsid="0013b6ad"/>
    </style:style>
    <style:style style:name="P3" style:family="paragraph" style:parent-style-name="Standard">
      <style:paragraph-properties fo:line-height="150%" fo:text-align="start" style:justify-single-word="false" style:writing-mode="lr-tb"/>
      <style:text-properties officeooo:rsid="0013b6ad" officeooo:paragraph-rsid="0013b6ad"/>
    </style:style>
    <style:style style:name="P4" style:family="paragraph" style:parent-style-name="Standard">
      <style:paragraph-properties fo:line-height="150%" fo:text-align="end" style:justify-single-word="false" style:writing-mode="rl-tb"/>
      <style:text-properties officeooo:rsid="0013b6ad" officeooo:paragraph-rsid="0013b6ad"/>
    </style:style>
    <style:style style:name="P5" style:family="paragraph" style:parent-style-name="Standard">
      <style:paragraph-properties fo:line-height="150%" fo:text-align="center" style:justify-single-word="false"/>
      <style:text-properties fo:font-size="22pt" fo:font-weight="bold" officeooo:rsid="0013b6ad" officeooo:paragraph-rsid="0013b6ad" style:font-size-asian="22pt" style:font-weight-asian="bold" style:font-size-complex="22pt" style:font-weight-complex="bold"/>
    </style:style>
    <style:style style:name="P6" style:family="paragraph" style:parent-style-name="Standard">
      <loext:graphic-properties draw:fill="solid" draw:fill-color="#2b2b2b"/>
      <style:paragraph-properties fo:line-height="150%" fo:text-align="start" style:justify-single-word="false" fo:background-color="#2b2b2b" fo:padding="0in" fo:border="none" style:shadow="none" style:writing-mode="lr-tb"/>
      <style:text-properties style:font-name="David CLM1" officeooo:rsid="0013b6ad" officeooo:paragraph-rsid="0013b6ad" fo:background-color="transparent"/>
    </style:style>
    <style:style style:name="P7" style:family="paragraph" style:parent-style-name="Standard">
      <style:paragraph-properties fo:line-height="150%"/>
      <style:text-properties fo:font-size="16pt" fo:font-weight="bold" officeooo:rsid="0013b6ad" officeooo:paragraph-rsid="0013b6ad" style:font-size-asian="16pt" style:font-weight-asian="bold" style:font-size-complex="16pt" style:font-weight-complex="bold"/>
    </style:style>
    <style:style style:name="T1" style:family="text">
      <style:text-properties fo:color="#a9b7c6" loext:opacity="100%" style:font-name="JetBrains Mono" fo:font-size="10pt" fo:font-style="normal" fo:font-weight="normal" style:font-size-asian="10pt" style:font-style-asian="normal" style:font-weight-asian="normal"/>
    </style:style>
    <style:style style:name="T2" style:family="text">
      <style:text-properties officeooo:rsid="0015974c"/>
    </style:style>
    <text:list-style style:name="L1">
      <text:list-level-style-bullet text:level="1" text:style-name="Bullet_20_Symbols" loext:num-list-format="%1%."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עיבוד שפות טבעיות – תרגיל בית 4</text:p>
      <text:p text:style-name="P7">חלק א’ – התנסות ראשונית</text:p>
      <text:p text:style-name="P2">השתמשתי ברשימת המילים הבאה:</text:p>
      <text:p text:style-name="P6"><text:span text:style-name="T1">Word Pairs and Distances:</text:span><text:line-break/><text:span text:style-name="T1">1. hot - cold: 0.801</text:span><text:line-break/><text:span text:style-name="T1">2. good - bad: 0.796</text:span><text:line-break/><text:span text:style-name="T1">3. west - east: 0.954</text:span><text:line-break/><text:span text:style-name="T1">4. always - never: 0.899</text:span><text:line-break/><text:span text:style-name="T1">5. yes - no: 0.794</text:span><text:line-break/><text:span text:style-name="T1">6. apple - banana: 0.561</text:span><text:line-break/><text:span text:style-name="T1">7. kid - child: 0.556</text:span><text:line-break/><text:span text:style-name="T1">8. play - act: 0.421</text:span><text:line-break/><text:span text:style-name="T1">9. little - tiny: 0.584</text:span><text:line-break/><text:span text:style-name="T1">10. van - car: 0.493</text:span></text:p>
      <text:p text:style-name="P3"/>
      <text:p text:style-name="P4">בחרתי את המילים כך שחצי מהן הן מילים דומות או נרדפות, והחצי השני הן מילים הופכיות.</text:p>
      <text:p text:style-name="P4">ניתן לראות שהמרחק בין <text:span text:style-name="T2">המילים ההופכיות (החצי הראשון) הוא מאוד גבוה, ואילו המרחק בין המילים הדומות הוא נמוך. זה הגיוני מכיוון שאם מילים הן דומות, גם הווקטור שלהן אמור להיות דומה, כך שהמרחקן קטן. וההפך עבור מילים שהן הפכים.</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avid CLM" svg:font-family="'David CLM'"/>
    <style:font-face style:name="David CLM1" svg:font-family="'David CLM'" style:font-pitch="variable"/>
    <style:font-face style:name="David CLM2" svg:font-family="'David CLM'"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L" style:letter-kerning="true" style:font-name-asian="Noto Serif CJK SC" style:font-size-asian="10.5pt" style:language-asian="zh" style:country-asian="CN" style:font-name-complex="David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 style:font-family-complex="'David CLM'"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666666" loext:opacity="100%" fo:font-size="10pt" officeooo:rsid="0017afa2" officeooo:paragraph-rsid="0017afa2" fo:background-color="transparen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rl-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righ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שחר טפלר</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har Tefler</meta:initial-creator>
    <meta:creation-date>2022-05-10T12:28:32.615279834</meta:creation-date>
    <dc:date>2022-05-11T15:18:29.858307804</dc:date>
    <dc:creator>Shahar Tefler</dc:creator>
    <meta:editing-duration>P1DT2H29M36S</meta:editing-duration>
    <meta:editing-cycles>2</meta:editing-cycles>
    <meta:generator>LibreOffice/7.3.3.2$Linux_X86_64 LibreOffice_project/30$Build-2</meta:generator>
    <meta:document-statistic meta:table-count="0" meta:image-count="0" meta:object-count="0" meta:page-count="1" meta:paragraph-count="7" meta:word-count="125" meta:character-count="637" meta:non-whitespace-character-count="517"/>
  </office:meta>
</office:document-meta>
</file>